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ㅤ, [26.01.2025 01:00]</text:p>
      <text:p text:style-name="Standard">Текст пошел:</text:p>
      <text:p text:style-name="Standard"/>
      <text:p text:style-name="Standard">Привет. Чтобы понимать с чего начать нашему дизайнеру и что ему сейчас следует делать, давайте вспомним на чем мы остановились. Мы остановились на регистрации и странице обсуждений. </text:p>
      <text:p text:style-name="Standard">Регистрация сделана хорошо и сейчас она реализована</text:p>
      <text:p text:style-name="Standard">Страница обсуждений: </text:p>
      <text:p text:style-name="Standard">На странице обсуждений сейчас у нас есть левое и верхнее меню, а также макет обсуждения, который требует дальнейшей доработки. </text:p>
      <text:p text:style-name="Standard">Отступление ( проблема ): На нашем сайте планируется, что два меню, верхнее и левое, будут присутствовать на разных страницах ( пусть пока что такими страницами считаются страница discussions, страница friends и calendar ).</text:p>
      <text:p text:style-name="Standard">Вернемся опять к странице обсуждений и меню. Сейчас в нашем верхнем меню есть поиск. В моем понимании он используется как поиск по обсуждениям. И тогда, когда мы переходим на страницу friends, то странно что поиск по обсуждениям, используется для поиска по друзьям. </text:p>
      <text:p text:style-name="Standard">В общем, если я правильно понимаю, что этот поиск вверху нужен для поиска по обсуждениям, то есть такие варианты : </text:p>
      <text:p text:style-name="Standard">1) нужно думать как его адаптировать под каждую страницу ( странная идея )</text:p>
      <text:p text:style-name="Standard">2) Можно перенести поиск из верхнего меню на страницу, то есть на каждой странице будет свой отдельный поиск по нужным элементам. Только тогда нужно будет как-то переработать верхнее меню, чтобы в нем не было там много пустого места. Может заполнить его чем-то , только не знаю чем.</text:p>
      <text:p text:style-name="Standard">3) Пересмотреть идею с двумя меню :(. Но если честно, то мне нравится как сейчас они выглядят, и я не знаю, как страницы будут выглядеть позже. </text:p>
      <text:p text:style-name="Standard">В ОБЩЕМ. Наверное тут стоит подумать дизайнеру. Как поступить лучше ?</text:p>
      <text:p text:style-name="Standard"/>
      <text:p text:style-name="Standard">Перейдем к обсуждениям. У нас уже есть доступ к данным обсуждения а конкретно:</text:p>
      <text:p text:style-name="Standard">Название, описание, дата создания, создатель, участники и список заданий. </text:p>
      <text:p text:style-name="Standard">В общем это все нужно расположить в макете обсуждения. Также в информации о каждом участнике есть: юзернейм, аватар и эмейл. Я думаю, что список участников стоит отобразить как последовательность кружков с их аватарами, при наведении на которые будет выходить расширеный список всех участников сверху вниз, а при наведении на кого-то из них будет появляться мини-профиль, где будет юзернейм, аватар и емейл. </text:p>
      <text:p text:style-name="Standard">( если есть вопросы, или что-то непонятно - спрашивайте ).</text:p>
      <text:p text:style-name="Standard">Также одельно от простых участников будет создатель обсуждения. Также в виде кружка с аватаром и механикой наведения на него. </text:p>
      <text:p text:style-name="Standard">( Но при этом в списке простых участников он тоже есть ). </text:p>
      <text:p text:style-name="Standard">Дальше у нас в обсуждении идут задания ( таски ), в которых есть:</text:p>
      <text:p text:style-name="Standard">Название, описание, приоритет Low = 'Низкий', Medium = 'Средний', <text:s/>High = 'Высокий', <text:s/>дедлайн, статус ( NotStarted = 'Задача еще не начата', InProgress = 'Задача в процессе', Completed = 'Задача выполнена' ), список ответственных пользователей ( думаю , что их можно реализовать как я описывал сверху, только там не будет создателя ) а также будут комментарии. </text:p>
      <text:p text:style-name="Standard">Такс , последний элемент здесь, дизайнер не умирай. </text:p>
      <text:p text:style-name="Standard">В комментариях есть всего лишь: контент ( сам комментарий, его текст. (кстати про комментарии , в будущем мы их улучшим/переработаем ) ), дата создания, и автор. Тут при наведении на его аватар сразу будет появляться мини-профиль.</text:p>
      <text:p text:style-name="Standard"/>
      <text:p text:style-name="Standard">ㅤ, [26.01.2025 01:00]</text:p>
      <text:p text:style-name="Standard">И всего-то ничего в этих обсуждениях. Едем дальше.</text:p>
      <text:p text:style-name="Standard"><text:soft-page-break/>Дальше поговорим про создание обсуждения. Наверное, нам нужна отдельная страница, где будут все обсуждения, которые создал юзер. Там он сможет как создать обсуждение, так и редактировать уже существующие. </text:p>
      <text:p text:style-name="Standard">Объясню как создаются обсуждения для понимания того, как оформить интерфейс на такой странице. С созданием все просто: У пользователя есть возможность при создании указать: Название, описание, задания, участников обсуждения. Обязательные параметры здесь - название и описание. Опционально юзер может указать все остальное. Замечу, что участников можно приглашать из списка друзей или же по ссылке.</text:p>
      <text:p text:style-name="Standard"><text:s/>Обновление обсуждения:</text:p>
      <text:p text:style-name="Standard">Обновление происходит так, что пользователь видит созданное им обсуждение и он может любой параметр в нем изменить. То есть, может поменять название, описание, добавить по отдельной кнопке участников, также может изменить задания, их параметры. А потом, по кнопке, допустим внизу сохранить все изменения. Она будет доступна при изменении хотя бы одного параметра. </text:p>
      <text:p text:style-name="Standard">Возможно в будущем сюда можно будет добавить статистику по обсуждениям ( но не сейчас )</text:p>
      <text:p text:style-name="Standard"/>
      <text:p text:style-name="Standard">Потом идет страница friends. Опишу коротко. Там будет форма для поиска по имени пользователя, а под ней список найденных по введенному имени пользователей. Пусть список будет похож на список из поиска в вк. У каждого найденого юзера будет аватарка, юзернейм и емейл. К тому же стоит уточнить , что это будет бесконечная лента. То есть при достижении конца списка пользователей, будут подгружаться новые.</text:p>
      <text:p text:style-name="Standard">Также есть варианты, вывода сообщения при какой-либо "Ошибке":</text:p>
      <text:p text:style-name="Standard">1. Вывод сообщения : "Введите имя пользователя", когда нет ничего в форме поиска</text:p>
      <text:p text:style-name="Standard">2. Вывод сообщения : "Пользователей с таким именем не существует", когда нет результатов поиска по такому имени</text:p>
      <text:p text:style-name="Standard">3. Вывод сообщения : "Больше пользователей с таким именем нет", когда все пользователи были загружены. То есть это является концом списка</text:p>
      <text:p text:style-name="Standard">Также должна быть кнопка "Добавить в друзья", если этого человека нет в друзьях. Или кнопка "Удалить из друзей", если данный пользователь уже есть в друзьях.</text:p>
      <text:p text:style-name="Standard"/>
      <text:p text:style-name="Standard">А еще , я так думаю просто а как можно разбавить эту страницу с обсуждениями ? А может этого и не стоит делать ? </text:p>
      <text:p text:style-name="Standard"/>
      <text:p text:style-name="Standard">Еще я хотел предложить сделать меню отличного цвета от основного цвета фона. То есть сделать фон меню чуть темнее чем основной. </text:p>
      <text:p text:style-name="Standard"/>
      <text:p text:style-name="Standard">А еще мне нужно попросить нашего дизайнера о том, чтобы он кидал мне все иконки, картинки, которые он использует ( конечно же кидает после утверждения ). </text:p>
      <text:p text:style-name="Standard"/>
      <text:p text:style-name="Standard">На этом пока что все. Если есть вопросы, друзья , мои родные, пишит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0:27:57.157957160</meta:creation-date>
    <dc:date>2025-02-03T18:13:54.145724757</dc:date>
    <meta:editing-duration>PT18H22M24S</meta:editing-duration>
    <meta:editing-cycles>2</meta:editing-cycles>
    <meta:generator>LibreOffice/24.8.0.3$MacOSX_X86_64 LibreOffice_project/0bdf1299c94fe897b119f97f3c613e9dca6be583</meta:generator>
    <meta:document-statistic meta:table-count="0" meta:image-count="0" meta:object-count="0" meta:page-count="2" meta:paragraph-count="40" meta:word-count="883" meta:character-count="5657" meta:non-whitespace-character-count="4796"/>
  </office:meta>
</office:document-meta>
</file>